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rfc-language-tag="sr-Latn-RS" fo:language="sr" fo:script="Latn" fo:country="RS" officeooo:rsid="0003c0fe" officeooo:paragraph-rsid="0003c0fe"/>
    </style:style>
    <style:style style:name="P2" style:family="paragraph" style:parent-style-name="Heading_20_1">
      <style:paragraph-properties fo:text-align="center" style:justify-single-word="false" fo:break-before="page"/>
      <style:text-properties style:font-name="Liberation Sans" fo:font-size="18.2000007629395pt" style:rfc-language-tag="sr-Latn-RS" fo:language="sr" fo:script="Latn" fo:country="RS" fo:font-weight="bold" officeooo:rsid="0001e060" officeooo:paragraph-rsid="0001e060" style:font-name-asian="Microsoft YaHei" style:font-size-asian="18.2000007629395pt" style:font-weight-asian="bold" style:font-name-complex="Lucida Sans" style:font-size-complex="18.2000007629395pt" style:font-weight-complex="bold"/>
    </style:style>
    <style:style style:name="P3" style:family="paragraph" style:parent-style-name="Heading_20_1">
      <style:paragraph-properties fo:text-align="center" style:justify-single-word="false"/>
      <style:text-properties style:rfc-language-tag="sr-Latn-RS" fo:language="sr" fo:script="Latn" fo:country="RS" officeooo:rsid="0003c0fe" officeooo:paragraph-rsid="0003c0fe"/>
    </style:style>
    <style:style style:name="P4" style:family="paragraph" style:parent-style-name="Heading_20_1">
      <style:paragraph-properties fo:text-align="center" style:justify-single-word="false"/>
      <style:text-properties style:rfc-language-tag="sr-Latn-RS" fo:language="sr" fo:script="Latn" fo:country="RS" officeooo:rsid="00059111" officeooo:paragraph-rsid="00059111"/>
    </style:style>
    <style:style style:name="P5" style:family="paragraph" style:parent-style-name="Heading_20_1">
      <style:paragraph-properties fo:text-align="center" style:justify-single-word="false"/>
      <style:text-properties style:rfc-language-tag="sr-Latn-RS" fo:language="sr" fo:script="Latn" fo:country="RS" officeooo:rsid="00078d8a" officeooo:paragraph-rsid="00078d8a"/>
    </style:style>
    <style:style style:name="P6" style:family="paragraph" style:parent-style-name="Heading_20_2">
      <style:text-properties style:rfc-language-tag="sr-Latn-RS" fo:language="sr" fo:script="Latn" fo:country="RS" officeooo:rsid="0006d22c" officeooo:paragraph-rsid="0006d22c"/>
    </style:style>
    <style:style style:name="P7" style:family="paragraph" style:parent-style-name="Heading_20_2">
      <style:text-properties style:rfc-language-tag="sr-Latn-RS" fo:language="sr" fo:script="Latn" fo:country="RS" officeooo:rsid="0006d7f3" officeooo:paragraph-rsid="0006d7f3"/>
    </style:style>
    <style:style style:name="P8" style:family="paragraph" style:parent-style-name="Text_20_body">
      <style:paragraph-properties fo:text-align="start" style:justify-single-word="false"/>
      <style:text-properties officeooo:rsid="0001a9c6" officeooo:paragraph-rsid="0001a9c6"/>
    </style:style>
    <style:style style:name="P9" style:family="paragraph" style:parent-style-name="Text_20_body">
      <style:paragraph-properties fo:text-align="start" style:justify-single-word="false"/>
      <style:text-properties officeooo:paragraph-rsid="00059111"/>
    </style:style>
    <style:style style:name="P10" style:family="paragraph" style:parent-style-name="Text_20_body">
      <style:paragraph-properties fo:text-align="start" style:justify-single-word="false"/>
      <style:text-properties officeooo:rsid="0003c0fe" officeooo:paragraph-rsid="0003c0fe"/>
    </style:style>
    <style:style style:name="P11" style:family="paragraph" style:parent-style-name="Text_20_body" style:list-style-name="L2">
      <style:paragraph-properties fo:text-align="start" style:justify-single-word="false"/>
      <style:text-properties officeooo:rsid="0006d22c" officeooo:paragraph-rsid="0006d22c"/>
    </style:style>
    <style:style style:name="P12" style:family="paragraph" style:parent-style-name="Text_20_body">
      <style:text-properties officeooo:rsid="0006d22c" officeooo:paragraph-rsid="0006d22c"/>
    </style:style>
    <style:style style:name="P13" style:family="paragraph" style:parent-style-name="Text_20_body">
      <style:paragraph-properties fo:text-align="start" style:justify-single-word="false"/>
      <style:text-properties officeooo:rsid="0006d7f3" officeooo:paragraph-rsid="0006d7f3"/>
    </style:style>
    <style:style style:name="P14" style:family="paragraph" style:parent-style-name="Text_20_body">
      <style:text-properties officeooo:rsid="0006d7f3" officeooo:paragraph-rsid="0006d7f3"/>
    </style:style>
    <style:style style:name="P15" style:family="paragraph" style:parent-style-name="Text_20_body">
      <style:paragraph-properties fo:text-align="start" style:justify-single-word="false"/>
      <style:text-properties officeooo:rsid="00078d8a" officeooo:paragraph-rsid="00078d8a"/>
    </style:style>
    <style:style style:name="P16" style:family="paragraph" style:parent-style-name="Text_20_body">
      <style:paragraph-properties fo:text-align="end" style:justify-single-word="false"/>
      <style:text-properties officeooo:rsid="0009c596" officeooo:paragraph-rsid="0009c596"/>
    </style:style>
    <style:style style:name="P17" style:family="paragraph" style:parent-style-name="Title">
      <style:text-properties style:rfc-language-tag="sr-Latn-RS" fo:language="sr" fo:script="Latn" fo:country="RS" officeooo:rsid="0009c596" officeooo:paragraph-rsid="0009c596"/>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01e060"/>
    </style:style>
    <style:style style:name="T3" style:family="text">
      <style:text-properties style:rfc-language-tag="sr-Latn-RS" fo:language="sr" fo:script="Latn" fo:country="RS" fo:font-style="italic" officeooo:rsid="0001e060" style:font-style-asian="italic" style:font-style-complex="italic"/>
    </style:style>
    <style:style style:name="T4" style:family="text">
      <style:text-properties style:rfc-language-tag="sr-Latn-RS" fo:language="sr" fo:script="Latn" fo:country="RS" fo:font-style="normal" style:font-style-asian="normal" style:font-style-complex="normal"/>
    </style:style>
    <style:style style:name="T5" style:family="text">
      <style:text-properties style:rfc-language-tag="sr-Latn-RS" fo:language="sr" fo:script="Latn" fo:country="RS" fo:font-style="normal" officeooo:rsid="0001e060" style:font-style-asian="normal" style:font-style-complex="normal"/>
    </style:style>
    <style:style style:name="T6" style:family="text">
      <style:text-properties style:rfc-language-tag="sr-Latn-RS" fo:language="sr" fo:script="Latn" fo:country="RS" fo:font-style="normal" officeooo:rsid="0003c0fe" style:font-style-asian="normal" style:font-style-complex="normal"/>
    </style:style>
    <style:style style:name="T7" style:family="text">
      <style:text-properties style:rfc-language-tag="sr-Latn-RS" fo:language="sr" fo:script="Latn" fo:country="RS" officeooo:rsid="0004d216"/>
    </style:style>
    <style:style style:name="T8" style:family="text">
      <style:text-properties style:rfc-language-tag="sr-Latn-RS" fo:language="sr" fo:script="Latn" fo:country="RS" officeooo:rsid="00059111"/>
    </style:style>
    <style:style style:name="T9" style:family="text">
      <style:text-properties style:rfc-language-tag="sr-Latn-RS" fo:language="sr" fo:script="Latn" fo:country="RS" officeooo:rsid="0006d22c"/>
    </style:style>
    <style:style style:name="T10" style:family="text">
      <style:text-properties style:rfc-language-tag="sr-Latn-RS" fo:language="sr" fo:script="Latn" fo:country="RS" officeooo:rsid="0006d7f3"/>
    </style:style>
    <style:style style:name="T11" style:family="text">
      <style:text-properties style:rfc-language-tag="sr-Latn-RS" fo:language="sr" fo:script="Latn" fo:country="RS" officeooo:rsid="00078d8a"/>
    </style:style>
    <style:style style:name="T12" style:family="text">
      <style:text-properties style:rfc-language-tag="sr-Latn-RS" fo:language="sr" fo:script="Latn" fo:country="RS" officeooo:rsid="0008d5dd"/>
    </style:style>
    <style:style style:name="T13" style:family="text">
      <style:text-properties style:rfc-language-tag="sr-Latn-RS" fo:language="sr" fo:script="Latn" fo:country="RS" officeooo:rsid="0009c596"/>
    </style:style>
    <style:style style:name="T14"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Seminarski Rad C</text:p>
      <text:p text:style-name="P17">Razvoj kompjuterskih igara</text:p>
      <text:p text:style-name="Title">-Ime igre <text:span text:style-name="T13">ovde-</text:span></text:p>
      <text:p text:style-name="P16"><text:span text:style-name="T1"/></text:p>
      <text:p text:style-name="P16"><text:span text:style-name="T1">Autor:</text:span></text:p>
      <text:p text:style-name="P16"><text:span text:style-name="T1">Nikola Radojčić 62/19</text:span></text:p>
      <text:p text:style-name="Title"/>
      <text:h text:style-name="P2" text:outline-level="1">Kratki opis</text:h>
      <text:p text:style-name="P8">RTS igrica u koja se sastoji isklju<text:span text:style-name="T1">čivo od svoje kampanje koja ima strukturu </text:span><text:span text:style-name="T2">koja je neka kombinacija izmedju kampanja iz igrica </text:span><text:span text:style-name="T3">Homeworld</text:span><text:span text:style-name="T5"> i </text:span><text:span text:style-name="T3">Faster Than Light. </text:span><text:span text:style-name="T5">Izmedju misija u kampanji se očuvavaju svi vojnici i resursi koji su u toj misiji sakupljeni kao u </text:span><text:span text:style-name="T3">Homeworld</text:span><text:span text:style-name="T5">-u, dok se misije biraju na mapi na kojoj igrač ima izbor putanje koju želi da uzme da bi stigao do cilja. Same misije se sastoje od postavljanja kampa </text:span><text:span text:style-name="T6">eksplatacije resursa izgradnje pomocnih zgrada kao i treniranja vojnika zarad pobede nad neprijateljskim snagama koje se već nalaze na mapi pre dolaska ili se pojavljuju posle određenog vremena. Neprijatelj se ne razvija tokom misije. Igrica bi trebala da se dešava u vremenu koje je slično našem srednjem veku, tako da bi vojnici koristili takvo oružije.</text:span></text:p>
      <text:h text:style-name="P3" text:outline-level="1">Priča</text:h>
      <text:p text:style-name="P10"><text:span text:style-name="T1">Ideja priče se vrti oko dve zaraćene države Država1</text:span><text:span text:style-name="T1"><text:note text:id="ftn0" text:note-class="footnote"><text:note-citation>1</text:note-citation><text:note-body><text:p text:style-name="P1">Imena <text:span text:style-name="T14">tek treba da budu osmišljena</text:span></text:p></text:note-body></text:note></text:span><text:span text:style-name="T1">(Igračeva država) i Država2. Država1 je skoro pokorila novi region koji i dalje nije sasvim veran Državi1. Država2 je ovo širenje Država1 do njenih granica shvatila kao pretnju i odlučila da napadne Država1 navodeći kao razlog rata oslobađanje pokorenih naroda nad kojima vlada Država1. Kampanja počinje posle katastrofalne bitke gde je većina vojske Država1 pobijeno i igrač mora da vodi ostatke vojske koji se povuk</text:span><text:span text:style-name="T8">ao</text:span><text:span text:style-name="T1"> nazad do originalne granice Država1 </text:span><text:span text:style-name="T7">da bi se spojio sa svojim pojačanjima </text:span><text:span text:style-name="T8">u utvrđenom gradu Grad1</text:span><text:span text:style-name="T7">. Uvidevši nastalu slabost Država1 pokoreni region se diže na bunu i pridružuje Država2 u nadi da će ostvariti slobodu i sada ostaci armije Država1 moraju da izbore svoj put kroz pobunjeni region dok im je armija Država2 za petama. </text:span><text:span text:style-name="T8">Cilj kampanje je da se pobedi armija Država2 bez obzira da li se igrač povezao sa pojačanjima</text:span></text:p>
      <text:h text:style-name="P4" text:outline-level="1">Kampanja</text:h>
      <text:p text:style-name="P9"><text:span text:style-name="T8">Kampanja će se održavati na mapi na kojoj postoji više puteva kojima se može dostići utvrđeni grad svaki put vodi do nekog čvora na kom će se odigrati misija. Čvor može predstavljati </text:span><text:span text:style-name="T9">jednu od tri tipa misija: </text:span></text:p>
      <text:list xml:id="list1132278249" text:style-name="L2">
        <text:list-item>
          <text:p text:style-name="P11"><text:span text:style-name="T6">O</text:span><text:span text:style-name="T4">psada</text:span></text:p>
        </text:list-item>
        <text:list-item>
          <text:p text:style-name="P11"><text:span text:style-name="T4">Bitka na polju</text:span></text:p>
        </text:list-item>
        <text:list-item>
          <text:p text:style-name="P11"><text:span text:style-name="T4">Interaktivna misija</text:span></text:p>
        </text:list-item>
      </text:list>
      <text:p text:style-name="P13"><text:span text:style-name="T4">Pri kretanju na mapi igračeva armija troši svoje zalihe hrane koje je skupila u misijama pa igrač ne može da odabere samo najlakši put preko interaktivnih misija već mora ponekad da odigra i druga dva tipa misija. Takođe igrač koji izabere najlakši put do grada se može naći u neizlaznoj situaciji pri dolasku u Grad1 jer pojačanja koja tamo čekaju nisu dovoljna da se pobedi neprijateljska armija.</text:span></text:p>
      <text:p text:style-name="P13"><text:span text:style-name="T4">Neprijateljska armija se kreće sporije nego igračeva armija po mapi zbog svoje veličine, ali ona uvek prati najkraći put do Grad1 i ako prestigne igračevu armiju ona će je sačekati u sledećem čvoru. Kada neprijateljska armija dođe do grada koji nije bio opsedan ona raste u veličini zahvaljujući pojačanjima iz grada. Kako raste igračeva armija će takođe početi da usporava </text:span></text:p>
      <text:h text:style-name="P6" text:outline-level="2"><text:soft-page-break/>Opsada</text:h>
      <text:p text:style-name="P12"><text:span text:style-name="T1">Opsada može da bude opsada nad selom i opsada nad gradom. Pri opsadi nad selom igrač treba da osvoji centar sela koje može a i nemora biti ogradjeno drvenim zidom koji se može srušiti, dok će pri opsadi grada neprijatelj imati više vojnika i kamene zidove koji se nikako nemogu srušiti te će vojnici morati da se penju uz njih, ali će i nagrada biti veća. Nagrada za uspešnu opsadu se sastoji od svih resursa koji se mogu pokupiti oko naselja koji će naravno biti mnogo obilniji nego u drugim misijama i od krajnje nagrade u vidu velike količine resursa </text:span><text:span text:style-name="T10">i ljudi koji su bili zarobljeni od u gradu pa se pridružuju vojsci povećavajući populaciju.</text:span></text:p>
      <text:h text:style-name="P7" text:outline-level="2">Bitka na polju</text:h>
      <text:p text:style-name="P14"><text:span text:style-name="T1">Ovaj tip misije se odigrava tako što je deo neprijateljske vojske već na mapi obično čuvajući neke resurse. Igrač treba da pobedi sve neprijatelje koji se nalaze na toj mapi. Postoji mogućnost dolaska pojačanja iz obližnjih gradova da pomognu neprijatelju.</text:span></text:p>
      <text:h text:style-name="Heading_20_2" text:outline-level="2"><text:s/><text:span text:style-name="T10">Interaktivna misija</text:span></text:h>
      <text:p text:style-name="P14"><text:span text:style-name="T1">Ovaj tip misije se odigrava u celosti na kampanjskoj mapi gde igrač dobija izbor odluka koje će uticati </text:span><text:span text:style-name="T11">na kampanju na različite načine, kao na primer može da žrtvuje brzinu kretanja do sledećeg čvora ali da dobije neke resurse za uzvrat.</text:span></text:p>
      <text:h text:style-name="P5" text:outline-level="1">Misija</text:h>
      <text:p text:style-name="P15"><text:span text:style-name="T1">Sve misije, osim interaktivnih, se odigravaju tako što se svi igračevi vojnici pojavljuju na jednom delu mape zajedno sa vagonom koji igrač može da postavi na neku lokaciju da bi postavio svoj kamp ako zgrada koja predstavlja kamp bude uništena igrač je izgubio igru. Svi vojnici i radnici se prave u kampu i zahtevaju populaciju i resurse. Resurse skupljaju radnici i nose ih do najbliže lokacije za ostavljanje resursa bio to sam kamp ili vagon za resurse koji se u njemu pravi. Populacija zavisi od do sada sakupljene populacije u kampanji i nemože se povećavati tokom misije osim u nekim specijalnim slučajevima ili raspuštanjem nekog vojnika ili radnika. Kada se napravi vojnik ili radnik </text:span><text:span text:style-name="T12">on troši populaciju koja se neće vratiti ako on umre. Kada misija potraje predugo neprijateljska armija može sustići igrača i polako početi da ulazi u bitku sa istog mesta odakle je igrač došao i u tom trenutku igrač ima kratko vreme da pobegne iz misije završavajući cilj misije i povlačeći se posle. Pri bitci na polju vojnici glavne neprijateljske armije se ne računaju u zahteve misije. </text:span><text:span text:style-name="T13">Vreme potrebno da se neprijateljska amija uključi u misiju se računa na osnovu njene udaljenosti na kampanjskoj map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4T17:10:33.307000000</dc:date>
    <meta:editing-duration>PT1H4M57S</meta:editing-duration>
    <meta:editing-cycles>3</meta:editing-cycles>
    <meta:generator>LibreOffice/7.1.5.2$Windows_X86_64 LibreOffice_project/85f04e9f809797b8199d13c421bd8a2b025d52b5</meta:generator>
    <meta:document-statistic meta:table-count="0" meta:image-count="0" meta:object-count="0" meta:page-count="3" meta:paragraph-count="25" meta:word-count="870" meta:character-count="5224" meta:non-whitespace-character-count="4379"/>
  </office:meta>
</office:document-meta>
</file>